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F300000240A8E7A94EA89B4355.png" manifest:media-type="image/png"/>
  <manifest:file-entry manifest:full-path="Pictures/100000010000091A000004F16A13D24211E50BEC.png" manifest:media-type="image/png"/>
  <manifest:file-entry manifest:full-path="Pictures/100000010000030C000002378BC77C1AB4AE222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ase 5: std=0.1 (16,32,32),min:57.0</text:p>
          </draw:text-box>
        </draw:frame>
        <draw:frame draw:style-name="gr1" draw:text-style-name="P1" draw:layer="layout" svg:width="15.875cm" svg:height="11.539cm" svg:x="4.445cm" svg:y="3.175cm">
          <draw:image xlink:href="Pictures/100000010000030C000002378BC77C1AB4AE222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1">std=0.05 (16,32,32)</text:p>
          </draw:text-box>
        </draw:frame>
        <draw:frame draw:style-name="gr3" draw:text-style-name="P3" draw:layer="layout" svg:width="5.667cm" svg:height="0.963cm" svg:x="11.2cm" svg:y="7.41cm">
          <draw:text-box>
            <text:p>std=0.1 (16,32,32)</text:p>
          </draw:text-box>
        </draw:frame>
        <draw:frame draw:style-name="gr1" draw:text-style-name="P1" draw:layer="layout" svg:width="13.86cm" svg:height="10.574cm" svg:x="6.985cm" svg:y="3.257cm">
          <draw:image xlink:href="Pictures/10000001000002F300000240A8E7A94EA89B435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dd network nodes (32,64,64)</text:p>
          </draw:text-box>
        </draw:frame>
        <draw:frame draw:style-name="gr1" draw:text-style-name="P1" draw:layer="layout" svg:width="17.872cm" svg:height="9.702cm" svg:x="4.988cm" svg:y="4.268cm">
          <draw:image xlink:href="Pictures/100000010000091A000004F16A13D24211E50BE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28T13:14:37.624454847</meta:creation-date>
    <dc:date>2023-11-28T19:45:23.788960107</dc:date>
    <meta:editing-duration>PT6H6S</meta:editing-duration>
    <meta:editing-cycles>12</meta:editing-cycles>
    <meta:generator>LibreOffice/7.3.7.2$Linux_X86_64 LibreOffice_project/30$Build-2</meta:generator>
    <meta:document-statistic meta:object-count="34"/>
  </office:meta>
</office:document-meta>
</file>